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3pt" fo:language="en" fo:country="US" fo:font-weight="bold" officeooo:rsid="000cca41" officeooo:paragraph-rsid="000cca41" style:font-size-asian="11.3500003814697pt" style:font-weight-asian="bold" style:font-size-complex="13pt" style:font-weight-complex="bold"/>
    </style:style>
    <style:style style:name="P2" style:family="paragraph" style:parent-style-name="Standard">
      <style:paragraph-properties fo:text-align="justify" style:justify-single-word="false"/>
      <style:text-properties fo:font-size="13pt" fo:font-weight="bold" officeooo:rsid="001b7e6b" officeooo:paragraph-rsid="001b7e6b" style:font-size-asian="11.3500003814697pt" style:font-weight-asian="bold" style:font-size-complex="13pt" style:font-weight-complex="bold"/>
    </style:style>
    <style:style style:name="P3" style:family="paragraph" style:parent-style-name="Standard">
      <style:paragraph-properties fo:text-align="center" style:justify-single-word="false"/>
      <style:text-properties fo:font-size="20pt" fo:language="en" fo:country="US" fo:font-weight="bold" officeooo:rsid="000b0dcb" officeooo:paragraph-rsid="000b0dcb" style:font-size-asian="17.5pt" style:font-weight-asian="bold" style:font-size-complex="20pt" style:font-weight-complex="bold"/>
    </style:style>
    <style:style style:name="P4" style:family="paragraph" style:parent-style-name="Standard">
      <style:paragraph-properties fo:text-align="justify" style:justify-single-word="false"/>
      <style:text-properties fo:font-size="11pt" fo:font-weight="normal" officeooo:rsid="000cca41" officeooo:paragraph-rsid="000cca41" style:font-size-asian="9.60000038146973pt" style:font-weight-asian="normal" style:font-size-complex="11pt" style:font-weight-complex="normal"/>
    </style:style>
    <style:style style:name="P5" style:family="paragraph" style:parent-style-name="Standard">
      <style:paragraph-properties fo:text-align="justify" style:justify-single-word="false"/>
      <style:text-properties fo:font-size="11pt" fo:font-weight="normal" officeooo:rsid="001869d0" officeooo:paragraph-rsid="001869d0" style:font-size-asian="9.60000038146973pt" style:font-weight-asian="normal" style:font-size-complex="11pt" style:font-weight-complex="normal"/>
    </style:style>
    <style:style style:name="P6" style:family="paragraph" style:parent-style-name="Standard">
      <style:paragraph-properties fo:text-align="justify" style:justify-single-word="false"/>
      <style:text-properties fo:font-size="11pt" fo:language="en" fo:country="US" fo:font-weight="normal" officeooo:rsid="000cca41" officeooo:paragraph-rsid="000cca41" style:font-size-asian="9.60000038146973pt" style:font-weight-asian="normal" style:font-size-complex="11pt" style:font-weight-complex="normal"/>
    </style:style>
    <style:style style:name="P7" style:family="paragraph" style:parent-style-name="Standard">
      <style:paragraph-properties fo:text-align="justify" style:justify-single-word="false"/>
      <style:text-properties fo:font-size="11pt" style:text-underline-style="solid" style:text-underline-width="auto" style:text-underline-color="font-color" fo:font-weight="normal" officeooo:rsid="0020d06a" officeooo:paragraph-rsid="0020d06a" style:font-size-asian="9.60000038146973pt" style:font-weight-asian="normal" style:font-size-complex="11pt" style:font-weight-complex="normal"/>
    </style:style>
    <style:style style:name="P8" style:family="paragraph" style:parent-style-name="Standard">
      <style:paragraph-properties fo:text-align="justify" style:justify-single-word="false">
        <style:tab-stops>
          <style:tab-stop style:position="10.425cm"/>
        </style:tab-stops>
      </style:paragraph-properties>
      <style:text-properties fo:font-size="11pt" style:text-underline-style="solid" style:text-underline-width="auto" style:text-underline-color="font-color" fo:font-weight="normal" officeooo:rsid="0020d7c8" officeooo:paragraph-rsid="0020d7c8" style:font-size-asian="9.60000038146973pt" style:font-weight-asian="normal" style:font-size-complex="11pt" style:font-weight-complex="normal"/>
    </style:style>
    <style:style style:name="P9" style:family="paragraph" style:parent-style-name="Standard" style:list-style-name="L1">
      <style:paragraph-properties fo:text-align="justify" style:justify-single-word="false"/>
      <style:text-properties officeooo:paragraph-rsid="00100301"/>
    </style:style>
    <style:style style:name="P10" style:family="paragraph" style:parent-style-name="Standard" style:list-style-name="L1">
      <style:paragraph-properties fo:text-align="justify" style:justify-single-word="false"/>
      <style:text-properties fo:font-size="11pt" fo:font-weight="bold" officeooo:rsid="000ccda1" officeooo:paragraph-rsid="000ccda1" style:font-size-asian="9.60000038146973pt" style:font-weight-asian="bold" style:font-size-complex="11pt" style:font-weight-complex="bold"/>
    </style:style>
    <style:style style:name="P11" style:family="paragraph" style:parent-style-name="Standard" style:list-style-name="L1">
      <style:paragraph-properties fo:text-align="justify" style:justify-single-word="false"/>
      <style:text-properties fo:font-size="11pt" fo:font-style="normal" style:text-underline-style="none" fo:font-weight="bold" officeooo:rsid="000e8e04" officeooo:paragraph-rsid="000e8e04" style:font-size-asian="9.60000038146973pt" style:font-style-asian="normal" style:font-weight-asian="bold" style:font-size-complex="11pt" style:font-style-complex="normal" style:font-weight-complex="bold"/>
    </style:style>
    <style:style style:name="P12" style:family="paragraph" style:parent-style-name="Standard" style:list-style-name="L1">
      <style:paragraph-properties fo:text-align="justify" style:justify-single-word="false"/>
      <style:text-properties fo:font-size="11pt" fo:font-style="normal" style:text-underline-style="none" fo:font-weight="bold" officeooo:rsid="0015f24f" officeooo:paragraph-rsid="0015f24f" style:font-size-asian="9.60000038146973pt" style:font-style-asian="normal" style:font-weight-asian="bold" style:font-size-complex="11pt" style:font-style-complex="normal" style:font-weight-complex="bold"/>
    </style:style>
    <style:style style:name="P13" style:family="paragraph" style:parent-style-name="Standard" style:list-style-name="L2">
      <style:paragraph-properties fo:text-align="justify" style:justify-single-word="false"/>
      <style:text-properties fo:font-size="11pt" fo:font-style="normal" style:text-underline-style="none" fo:font-weight="bold" officeooo:rsid="001869d0" officeooo:paragraph-rsid="001869d0" style:font-size-asian="9.60000038146973pt" style:font-style-asian="normal" style:font-weight-asian="bold" style:font-size-complex="11pt" style:font-style-complex="normal" style:font-weight-complex="bold"/>
    </style:style>
    <style:style style:name="P14" style:family="paragraph" style:parent-style-name="Standard" style:list-style-name="L2">
      <style:paragraph-properties fo:text-align="justify" style:justify-single-word="false"/>
      <style:text-properties fo:font-size="11pt" fo:font-style="normal" style:text-underline-style="none" fo:font-weight="bold" officeooo:rsid="001ad559" officeooo:paragraph-rsid="001ad559" style:font-size-asian="9.60000038146973pt" style:font-style-asian="normal" style:font-weight-asian="bold" style:font-size-complex="11pt" style:font-style-complex="normal" style:font-weight-complex="bold"/>
    </style:style>
    <style:style style:name="P15" style:family="paragraph" style:parent-style-name="Standard" style:list-style-name="L3">
      <style:paragraph-properties fo:text-align="justify" style:justify-single-word="false"/>
      <style:text-properties fo:font-size="11pt" fo:font-style="normal" style:text-underline-style="none" fo:font-weight="bold" officeooo:rsid="001c5dc0" officeooo:paragraph-rsid="001c5dc0" style:font-size-asian="9.60000038146973pt" style:font-style-asian="normal" style:font-weight-asian="bold" style:font-size-complex="11pt" style:font-style-complex="normal" style:font-weight-complex="bold"/>
    </style:style>
    <style:style style:name="P16" style:family="paragraph" style:parent-style-name="Standard" style:list-style-name="L3">
      <style:paragraph-properties fo:text-align="justify" style:justify-single-word="false"/>
      <style:text-properties fo:font-size="11pt" fo:font-style="normal" style:text-underline-style="none" fo:font-weight="bold" officeooo:rsid="001cd3f9" officeooo:paragraph-rsid="001cd3f9" style:font-size-asian="9.60000038146973pt" style:font-style-asian="normal" style:font-weight-asian="bold" style:font-size-complex="11pt" style:font-style-complex="normal" style:font-weight-complex="bold"/>
    </style:style>
    <style:style style:name="P17" style:family="paragraph" style:parent-style-name="Standard" style:list-style-name="L3">
      <style:paragraph-properties fo:text-align="justify" style:justify-single-word="false"/>
      <style:text-properties fo:font-size="11pt" fo:font-style="normal" style:text-underline-style="none" fo:font-weight="bold" officeooo:rsid="001df783" officeooo:paragraph-rsid="001df783" style:font-size-asian="9.60000038146973pt" style:font-style-asian="normal" style:font-weight-asian="bold" style:font-size-complex="11pt" style:font-style-complex="normal" style:font-weight-complex="bold"/>
    </style:style>
    <style:style style:name="P18" style:family="paragraph" style:parent-style-name="Standard" style:list-style-name="L4">
      <style:paragraph-properties fo:text-align="justify" style:justify-single-word="false"/>
      <style:text-properties fo:font-size="11pt" fo:font-style="normal" style:text-underline-style="none" fo:font-weight="bold" officeooo:rsid="0020d06a" officeooo:paragraph-rsid="0020d06a" style:font-size-asian="9.60000038146973pt" style:font-style-asian="normal" style:font-weight-asian="bold" style:font-size-complex="11pt" style:font-style-complex="normal" style:font-weight-complex="bold"/>
    </style:style>
    <style:style style:name="P19" style:family="paragraph" style:parent-style-name="Standard" style:list-style-name="L4">
      <style:paragraph-properties fo:text-align="justify" style:justify-single-word="false"/>
      <style:text-properties fo:font-size="11pt" fo:font-style="normal" style:text-underline-style="none" fo:font-weight="bold" officeooo:rsid="0020d7c8" officeooo:paragraph-rsid="0020d7c8" style:font-size-asian="9.60000038146973pt" style:font-style-asian="normal" style:font-weight-asian="bold" style:font-size-complex="11pt" style:font-style-complex="normal" style:font-weight-complex="bold"/>
    </style:style>
    <style:style style:name="P20" style:family="paragraph" style:parent-style-name="Standard" style:list-style-name="L5">
      <style:paragraph-properties fo:text-align="justify" style:justify-single-word="false">
        <style:tab-stops>
          <style:tab-stop style:position="10.425cm"/>
        </style:tab-stops>
      </style:paragraph-properties>
      <style:text-properties fo:font-size="11pt" fo:font-style="normal" style:text-underline-style="none" fo:font-weight="bold" officeooo:rsid="002174e2" officeooo:paragraph-rsid="002174e2" style:font-size-asian="9.60000038146973pt" style:font-style-asian="normal" style:font-weight-asian="bold" style:font-size-complex="11pt" style:font-style-complex="normal" style:font-weight-complex="bold"/>
    </style:style>
    <style:style style:name="P21" style:family="paragraph" style:parent-style-name="Standard" style:list-style-name="L5">
      <style:paragraph-properties fo:text-align="justify" style:justify-single-word="false">
        <style:tab-stops>
          <style:tab-stop style:position="10.425cm"/>
        </style:tab-stops>
      </style:paragraph-properties>
      <style:text-properties fo:font-size="11pt" fo:font-style="normal" style:text-underline-style="none" fo:font-weight="bold" officeooo:rsid="00227902" officeooo:paragraph-rsid="00227902" style:font-size-asian="9.60000038146973pt" style:font-style-asian="normal" style:font-weight-asian="bold" style:font-size-complex="11pt" style:font-style-complex="normal" style:font-weight-complex="bold"/>
    </style:style>
    <style:style style:name="P22" style:family="paragraph" style:parent-style-name="Standard" style:list-style-name="L1">
      <style:paragraph-properties fo:text-align="justify" style:justify-single-word="false"/>
      <style:text-properties fo:font-size="11pt" fo:font-style="normal" style:text-underline-style="none" fo:font-weight="normal" officeooo:rsid="000e8e04" officeooo:paragraph-rsid="000e8e04" style:font-size-asian="9.60000038146973pt" style:font-style-asian="normal" style:font-weight-asian="normal" style:font-size-complex="11pt" style:font-style-complex="normal" style:font-weight-complex="normal"/>
    </style:style>
    <style:style style:name="P23" style:family="paragraph" style:parent-style-name="Standard" style:list-style-name="L1">
      <style:paragraph-properties fo:text-align="justify" style:justify-single-word="false"/>
      <style:text-properties fo:font-size="11pt" fo:font-style="normal" style:text-underline-style="none" fo:font-weight="normal" officeooo:rsid="00100301" officeooo:paragraph-rsid="00100301" style:font-size-asian="9.60000038146973pt" style:font-style-asian="normal" style:font-weight-asian="normal" style:font-size-complex="11pt" style:font-style-complex="normal" style:font-weight-complex="normal"/>
    </style:style>
    <style:style style:name="P24" style:family="paragraph" style:parent-style-name="Standard" style:list-style-name="L1">
      <style:paragraph-properties fo:text-align="justify" style:justify-single-word="false"/>
      <style:text-properties fo:font-size="11pt" fo:font-style="normal" style:text-underline-style="none" fo:font-weight="normal" officeooo:rsid="0011b59b" officeooo:paragraph-rsid="0011b59b" style:font-size-asian="9.60000038146973pt" style:font-style-asian="normal" style:font-weight-asian="normal" style:font-size-complex="11pt" style:font-style-complex="normal" style:font-weight-complex="normal"/>
    </style:style>
    <style:style style:name="P25" style:family="paragraph" style:parent-style-name="Standard" style:list-style-name="L1">
      <style:paragraph-properties fo:text-align="justify" style:justify-single-word="false"/>
      <style:text-properties fo:font-size="11pt" fo:font-style="normal" style:text-underline-style="none" fo:font-weight="normal" officeooo:rsid="0015f24f" officeooo:paragraph-rsid="0015f24f" style:font-size-asian="9.60000038146973pt" style:font-style-asian="normal" style:font-weight-asian="normal" style:font-size-complex="11pt" style:font-style-complex="normal" style:font-weight-complex="normal"/>
    </style:style>
    <style:style style:name="P26" style:family="paragraph" style:parent-style-name="Standard" style:list-style-name="L1">
      <style:paragraph-properties fo:text-align="justify" style:justify-single-word="false"/>
      <style:text-properties fo:font-size="11pt" fo:font-style="normal" style:text-underline-style="none" fo:font-weight="normal" officeooo:rsid="00179f01" officeooo:paragraph-rsid="00179f01" style:font-size-asian="9.60000038146973pt" style:font-style-asian="normal" style:font-weight-asian="normal" style:font-size-complex="11pt" style:font-style-complex="normal" style:font-weight-complex="normal"/>
    </style:style>
    <style:style style:name="P27" style:family="paragraph" style:parent-style-name="Standard" style:list-style-name="L1">
      <style:paragraph-properties fo:text-align="justify" style:justify-single-word="false"/>
      <style:text-properties fo:font-size="11pt" fo:font-style="normal" style:text-underline-style="none" fo:font-weight="normal" officeooo:rsid="001869d0" officeooo:paragraph-rsid="001869d0" style:font-size-asian="9.60000038146973pt" style:font-style-asian="normal" style:font-weight-asian="normal" style:font-size-complex="11pt" style:font-style-complex="normal" style:font-weight-complex="normal"/>
    </style:style>
    <style:style style:name="P28" style:family="paragraph" style:parent-style-name="Standard">
      <style:paragraph-properties fo:text-align="justify" style:justify-single-word="false"/>
      <style:text-properties fo:font-size="11pt" fo:font-style="normal" style:text-underline-style="none" fo:font-weight="normal" officeooo:rsid="001869d0" officeooo:paragraph-rsid="001869d0" style:font-size-asian="9.60000038146973pt" style:font-style-asian="normal" style:font-weight-asian="normal" style:font-size-complex="11pt" style:font-style-complex="normal" style:font-weight-complex="normal"/>
    </style:style>
    <style:style style:name="P29" style:family="paragraph" style:parent-style-name="Standard" style:list-style-name="L2">
      <style:paragraph-properties fo:text-align="justify" style:justify-single-word="false"/>
      <style:text-properties fo:font-size="11pt" fo:font-style="normal" style:text-underline-style="none" fo:font-weight="normal" officeooo:rsid="001a5219" officeooo:paragraph-rsid="001a5219" style:font-size-asian="9.60000038146973pt" style:font-style-asian="normal" style:font-weight-asian="normal" style:font-size-complex="11pt" style:font-style-complex="normal" style:font-weight-complex="normal"/>
    </style:style>
    <style:style style:name="P30" style:family="paragraph" style:parent-style-name="Standard" style:list-style-name="L2">
      <style:paragraph-properties fo:text-align="justify" style:justify-single-word="false"/>
      <style:text-properties fo:font-size="11pt" fo:font-style="normal" style:text-underline-style="none" fo:font-weight="normal" officeooo:rsid="001ad559" officeooo:paragraph-rsid="001ad559" style:font-size-asian="9.60000038146973pt" style:font-style-asian="normal" style:font-weight-asian="normal" style:font-size-complex="11pt" style:font-style-complex="normal" style:font-weight-complex="normal"/>
    </style:style>
    <style:style style:name="P31" style:family="paragraph" style:parent-style-name="Standard" style:list-style-name="L2">
      <style:paragraph-properties fo:text-align="justify" style:justify-single-word="false"/>
      <style:text-properties fo:font-size="11pt" fo:font-style="normal" style:text-underline-style="none" fo:font-weight="normal" officeooo:rsid="001b7e6b" officeooo:paragraph-rsid="001b7e6b" style:font-size-asian="9.60000038146973pt" style:font-style-asian="normal" style:font-weight-asian="normal" style:font-size-complex="11pt" style:font-style-complex="normal" style:font-weight-complex="normal"/>
    </style:style>
    <style:style style:name="P32" style:family="paragraph" style:parent-style-name="Standard">
      <style:paragraph-properties fo:text-align="justify" style:justify-single-word="false"/>
      <style:text-properties fo:font-size="11pt" fo:font-style="normal" style:text-underline-style="none" fo:font-weight="normal" officeooo:rsid="001b7e6b" officeooo:paragraph-rsid="001b7e6b" style:font-size-asian="9.60000038146973pt" style:font-style-asian="normal" style:font-weight-asian="normal" style:font-size-complex="11pt" style:font-style-complex="normal" style:font-weight-complex="normal"/>
    </style:style>
    <style:style style:name="P33" style:family="paragraph" style:parent-style-name="Standard">
      <style:paragraph-properties fo:text-align="justify" style:justify-single-word="false"/>
      <style:text-properties fo:font-size="11pt" fo:font-style="normal" style:text-underline-style="none" fo:font-weight="normal" officeooo:rsid="001c5dc0" officeooo:paragraph-rsid="001c5dc0" style:font-size-asian="9.60000038146973pt" style:font-style-asian="normal" style:font-weight-asian="normal" style:font-size-complex="11pt" style:font-style-complex="normal" style:font-weight-complex="normal"/>
    </style:style>
    <style:style style:name="P34" style:family="paragraph" style:parent-style-name="Standard" style:list-style-name="L3">
      <style:paragraph-properties fo:text-align="justify" style:justify-single-word="false"/>
      <style:text-properties fo:font-size="11pt" fo:font-style="normal" style:text-underline-style="none" fo:font-weight="normal" officeooo:rsid="001cd3f9" officeooo:paragraph-rsid="001cd3f9" style:font-size-asian="9.60000038146973pt" style:font-style-asian="normal" style:font-weight-asian="normal" style:font-size-complex="11pt" style:font-style-complex="normal" style:font-weight-complex="normal"/>
    </style:style>
    <style:style style:name="P35" style:family="paragraph" style:parent-style-name="Standard" style:list-style-name="L3">
      <style:paragraph-properties fo:text-align="justify" style:justify-single-word="false"/>
      <style:text-properties fo:font-size="11pt" fo:font-style="normal" style:text-underline-style="none" fo:font-weight="normal" officeooo:rsid="001df783" officeooo:paragraph-rsid="001df783" style:font-size-asian="9.60000038146973pt" style:font-style-asian="normal" style:font-weight-asian="normal" style:font-size-complex="11pt" style:font-style-complex="normal" style:font-weight-complex="normal"/>
    </style:style>
    <style:style style:name="P36" style:family="paragraph" style:parent-style-name="Standard" style:list-style-name="L4">
      <style:paragraph-properties fo:text-align="justify" style:justify-single-word="false"/>
      <style:text-properties fo:font-size="11pt" fo:font-style="normal" style:text-underline-style="none" fo:font-weight="normal" officeooo:rsid="0020d7c8" officeooo:paragraph-rsid="0020d7c8" style:font-size-asian="9.60000038146973pt" style:font-style-asian="normal" style:font-weight-asian="normal" style:font-size-complex="11pt" style:font-style-complex="normal" style:font-weight-complex="normal"/>
    </style:style>
    <style:style style:name="P37" style:family="paragraph" style:parent-style-name="Standard" style:list-style-name="L4">
      <style:paragraph-properties fo:text-align="justify" style:justify-single-word="false">
        <style:tab-stops>
          <style:tab-stop style:position="10.425cm"/>
        </style:tab-stops>
      </style:paragraph-properties>
      <style:text-properties fo:font-size="11pt" fo:font-style="normal" style:text-underline-style="none" fo:font-weight="normal" officeooo:rsid="0020d7c8" officeooo:paragraph-rsid="0020d7c8" style:font-size-asian="9.60000038146973pt" style:font-style-asian="normal" style:font-weight-asian="normal" style:font-size-complex="11pt" style:font-style-complex="normal" style:font-weight-complex="normal"/>
    </style:style>
    <style:style style:name="P38" style:family="paragraph" style:parent-style-name="Standard">
      <style:paragraph-properties fo:text-align="justify" style:justify-single-word="false">
        <style:tab-stops>
          <style:tab-stop style:position="10.425cm"/>
        </style:tab-stops>
      </style:paragraph-properties>
      <style:text-properties fo:font-size="11pt" fo:font-style="normal" style:text-underline-style="none" fo:font-weight="normal" officeooo:rsid="0020d7c8" officeooo:paragraph-rsid="0020d7c8" style:font-size-asian="9.60000038146973pt" style:font-style-asian="normal" style:font-weight-asian="normal" style:font-size-complex="11pt" style:font-style-complex="normal" style:font-weight-complex="normal"/>
    </style:style>
    <style:style style:name="P39" style:family="paragraph" style:parent-style-name="Standard">
      <style:paragraph-properties fo:text-align="justify" style:justify-single-word="false">
        <style:tab-stops>
          <style:tab-stop style:position="10.425cm"/>
        </style:tab-stops>
      </style:paragraph-properties>
      <style:text-properties fo:font-size="11pt" fo:font-style="normal" style:text-underline-style="none" fo:font-weight="normal" officeooo:rsid="002174e2" officeooo:paragraph-rsid="0020d7c8" style:font-size-asian="9.60000038146973pt" style:font-style-asian="normal" style:font-weight-asian="normal" style:font-size-complex="11pt" style:font-style-complex="normal" style:font-weight-complex="normal"/>
    </style:style>
    <style:style style:name="P40" style:family="paragraph" style:parent-style-name="Standard" style:list-style-name="L5">
      <style:paragraph-properties fo:text-align="justify" style:justify-single-word="false">
        <style:tab-stops>
          <style:tab-stop style:position="10.425cm"/>
        </style:tab-stops>
      </style:paragraph-properties>
      <style:text-properties fo:font-size="11pt" fo:font-style="normal" style:text-underline-style="none" fo:font-weight="normal" officeooo:rsid="002174e2" officeooo:paragraph-rsid="002174e2" style:font-size-asian="9.60000038146973pt" style:font-style-asian="normal" style:font-weight-asian="normal" style:font-size-complex="11pt" style:font-style-complex="normal" style:font-weight-complex="normal"/>
    </style:style>
    <style:style style:name="P41" style:family="paragraph" style:parent-style-name="Standard" style:list-style-name="L5">
      <style:paragraph-properties fo:text-align="justify" style:justify-single-word="false">
        <style:tab-stops>
          <style:tab-stop style:position="10.425cm"/>
        </style:tab-stops>
      </style:paragraph-properties>
      <style:text-properties fo:font-size="11pt" fo:font-style="normal" style:text-underline-style="none" fo:font-weight="normal" officeooo:rsid="00227902" officeooo:paragraph-rsid="00227902" style:font-size-asian="9.60000038146973pt" style:font-style-asian="normal" style:font-weight-asian="normal" style:font-size-complex="11pt" style:font-style-complex="normal" style:font-weight-complex="normal"/>
    </style:style>
    <style:style style:name="P42" style:family="paragraph" style:parent-style-name="Standard" style:list-style-name="L1">
      <style:paragraph-properties fo:text-align="justify" style:justify-single-word="false"/>
      <style:text-properties fo:font-size="11pt" fo:font-weight="normal" officeooo:rsid="000e8e04" officeooo:paragraph-rsid="000e8e04" style:font-size-asian="9.60000038146973pt" style:font-weight-asian="normal" style:font-size-complex="11pt" style:font-weight-complex="normal"/>
    </style:style>
    <style:style style:name="P43" style:family="paragraph" style:parent-style-name="Standard" style:list-style-name="L1">
      <style:paragraph-properties fo:text-align="justify" style:justify-single-word="false"/>
      <style:text-properties fo:font-size="11pt" fo:font-weight="normal" officeooo:rsid="00100301" officeooo:paragraph-rsid="00100301" style:font-size-asian="9.60000038146973pt" style:font-weight-asian="normal" style:font-size-complex="11pt" style:font-weight-complex="normal"/>
    </style:style>
    <style:style style:name="P44" style:family="paragraph" style:parent-style-name="Standard" style:list-style-name="L2">
      <style:paragraph-properties fo:text-align="justify" style:justify-single-word="false"/>
      <style:text-properties fo:font-size="11pt" fo:font-weight="normal" officeooo:rsid="001a5219" officeooo:paragraph-rsid="001a5219" style:font-size-asian="9.60000038146973pt" style:font-weight-asian="normal" style:font-size-complex="11pt" style:font-weight-complex="normal"/>
    </style:style>
    <style:style style:name="P45" style:family="paragraph" style:parent-style-name="Standard" style:list-style-name="L2">
      <style:paragraph-properties fo:text-align="justify" style:justify-single-word="false"/>
      <style:text-properties fo:font-size="11pt" fo:font-weight="normal" officeooo:rsid="001ad559" officeooo:paragraph-rsid="001ad559" style:font-size-asian="9.60000038146973pt" style:font-weight-asian="normal" style:font-size-complex="11pt" style:font-weight-complex="normal"/>
    </style:style>
    <style:style style:name="P46" style:family="paragraph" style:parent-style-name="Standard" style:list-style-name="L2">
      <style:paragraph-properties fo:text-align="justify" style:justify-single-word="false"/>
      <style:text-properties fo:font-size="11pt" fo:font-weight="normal" officeooo:rsid="001b7e6b" officeooo:paragraph-rsid="001b7e6b" style:font-size-asian="9.60000038146973pt" style:font-weight-asian="normal" style:font-size-complex="11pt" style:font-weight-complex="normal"/>
    </style:style>
    <style:style style:name="P47" style:family="paragraph" style:parent-style-name="Standard" style:list-style-name="L3">
      <style:paragraph-properties fo:text-align="justify" style:justify-single-word="false"/>
      <style:text-properties fo:font-size="11pt" fo:font-weight="normal" officeooo:rsid="001c5dc0" officeooo:paragraph-rsid="001c5dc0" style:font-size-asian="9.60000038146973pt" style:font-weight-asian="normal" style:font-size-complex="11pt" style:font-weight-complex="normal"/>
    </style:style>
    <style:style style:name="P48" style:family="paragraph" style:parent-style-name="Standard" style:list-style-name="L3">
      <style:paragraph-properties fo:text-align="justify" style:justify-single-word="false"/>
      <style:text-properties fo:font-size="11pt" fo:font-weight="normal" officeooo:rsid="001cd3f9" officeooo:paragraph-rsid="001cd3f9" style:font-size-asian="9.60000038146973pt" style:font-weight-asian="normal" style:font-size-complex="11pt" style:font-weight-complex="normal"/>
    </style:style>
    <style:style style:name="P49" style:family="paragraph" style:parent-style-name="Standard" style:list-style-name="L3">
      <style:paragraph-properties fo:text-align="justify" style:justify-single-word="false"/>
      <style:text-properties fo:font-size="11pt" fo:font-weight="normal" officeooo:rsid="001df783" officeooo:paragraph-rsid="001df783" style:font-size-asian="9.60000038146973pt" style:font-weight-asian="normal" style:font-size-complex="11pt" style:font-weight-complex="normal"/>
    </style:style>
    <style:style style:name="P50" style:family="paragraph" style:parent-style-name="Standard" style:list-style-name="L1">
      <style:paragraph-properties fo:text-align="justify" style:justify-single-word="false"/>
      <style:text-properties fo:font-size="11pt" style:text-underline-style="solid" style:text-underline-width="auto" style:text-underline-color="font-color" fo:font-weight="normal" officeooo:rsid="000e8e04" officeooo:paragraph-rsid="000e8e04" style:font-size-asian="9.60000038146973pt" style:font-weight-asian="normal" style:font-size-complex="11pt" style:font-weight-complex="normal"/>
    </style:style>
    <style:style style:name="P51" style:family="paragraph" style:parent-style-name="Standard" style:list-style-name="L3">
      <style:paragraph-properties fo:text-align="justify" style:justify-single-word="false"/>
      <style:text-properties fo:font-size="11pt" style:text-underline-style="solid" style:text-underline-width="auto" style:text-underline-color="font-color" fo:font-weight="normal" officeooo:rsid="001df783" officeooo:paragraph-rsid="001df783" style:font-size-asian="9.60000038146973pt" style:font-weight-asian="normal" style:font-size-complex="11pt" style:font-weight-complex="normal"/>
    </style:style>
    <style:style style:name="P52" style:family="paragraph" style:parent-style-name="Standard" style:list-style-name="L3">
      <style:paragraph-properties fo:text-align="justify" style:justify-single-word="false"/>
      <style:text-properties fo:font-size="11pt" style:text-underline-style="solid" style:text-underline-width="auto" style:text-underline-color="font-color" fo:font-weight="normal" officeooo:rsid="001f1499" officeooo:paragraph-rsid="001f1499" style:font-size-asian="9.60000038146973pt" style:font-weight-asian="normal" style:font-size-complex="11pt" style:font-weight-complex="normal"/>
    </style:style>
    <style:style style:name="P53" style:family="paragraph" style:parent-style-name="Standard" style:list-style-name="L4">
      <style:paragraph-properties fo:text-align="justify" style:justify-single-word="false">
        <style:tab-stops>
          <style:tab-stop style:position="10.425cm"/>
        </style:tab-stops>
      </style:paragraph-properties>
      <style:text-properties fo:font-size="11pt" style:text-underline-style="solid" style:text-underline-width="auto" style:text-underline-color="font-color" fo:font-weight="normal" officeooo:rsid="0020d7c8" officeooo:paragraph-rsid="0020d7c8" style:font-size-asian="9.60000038146973pt" style:font-weight-asian="normal" style:font-size-complex="11pt" style:font-weight-complex="normal"/>
    </style:style>
    <style:style style:name="P54" style:family="paragraph" style:parent-style-name="Standard" style:list-style-name="L5">
      <style:paragraph-properties fo:text-align="justify" style:justify-single-word="false">
        <style:tab-stops>
          <style:tab-stop style:position="10.425cm"/>
        </style:tab-stops>
      </style:paragraph-properties>
      <style:text-properties fo:font-size="11pt" style:text-underline-style="solid" style:text-underline-width="auto" style:text-underline-color="font-color" fo:font-weight="normal" officeooo:rsid="002174e2" officeooo:paragraph-rsid="002174e2" style:font-size-asian="9.60000038146973pt" style:font-weight-asian="normal" style:font-size-complex="11pt" style:font-weight-complex="normal"/>
    </style:style>
    <style:style style:name="P55" style:family="paragraph" style:parent-style-name="Standard" style:list-style-name="L5">
      <style:paragraph-properties fo:text-align="justify" style:justify-single-word="false">
        <style:tab-stops>
          <style:tab-stop style:position="10.425cm"/>
        </style:tab-stops>
      </style:paragraph-properties>
      <style:text-properties fo:font-size="11pt" style:text-underline-style="solid" style:text-underline-width="auto" style:text-underline-color="font-color" fo:font-weight="normal" officeooo:rsid="00227902" officeooo:paragraph-rsid="00227902" style:font-size-asian="9.60000038146973pt" style:font-weight-asian="normal" style:font-size-complex="11pt" style:font-weight-complex="normal"/>
    </style:style>
    <style:style style:name="P56" style:family="paragraph" style:parent-style-name="Standard" style:list-style-name="L5">
      <style:paragraph-properties fo:text-align="justify" style:justify-single-word="false">
        <style:tab-stops>
          <style:tab-stop style:position="10.425cm"/>
        </style:tab-stops>
      </style:paragraph-properties>
      <style:text-properties fo:font-size="11pt" style:text-underline-style="solid" style:text-underline-width="auto" style:text-underline-color="font-color" fo:font-weight="normal" officeooo:rsid="002455ed" officeooo:paragraph-rsid="002455ed" style:font-size-asian="9.60000038146973pt" style:font-weight-asian="normal" style:font-size-complex="11pt" style:font-weight-complex="normal"/>
    </style:style>
    <style:style style:name="P57" style:family="paragraph" style:parent-style-name="Standard" style:list-style-name="L3">
      <style:paragraph-properties fo:text-align="justify" style:justify-single-word="false"/>
      <style:text-properties fo:font-size="11pt" style:text-underline-style="solid" style:text-underline-width="auto" style:text-underline-color="font-color" fo:font-weight="bold" officeooo:rsid="0020d06a" officeooo:paragraph-rsid="0020d06a" style:font-size-asian="9.60000038146973pt" style:font-weight-asian="bold" style:font-size-complex="11pt" style:font-weight-complex="bold"/>
    </style:style>
    <style:style style:name="P58" style:family="paragraph" style:parent-style-name="Standard" style:list-style-name="L1">
      <style:paragraph-properties fo:text-align="justify" style:justify-single-word="false"/>
      <style:text-properties fo:font-weight="normal" officeooo:rsid="00100301" officeooo:paragraph-rsid="00100301" style:font-weight-asian="normal" style:font-weight-complex="normal"/>
    </style:style>
    <style:style style:name="P59" style:family="paragraph" style:parent-style-name="Standard" style:list-style-name="L1">
      <style:paragraph-properties fo:text-align="justify" style:justify-single-word="false"/>
      <style:text-properties fo:font-weight="normal" officeooo:rsid="0015f24f" officeooo:paragraph-rsid="0015f24f" style:font-weight-asian="normal" style:font-weight-complex="normal"/>
    </style:style>
    <style:style style:name="P60" style:family="paragraph" style:parent-style-name="Standard" style:list-style-name="L1">
      <style:paragraph-properties fo:text-align="justify" style:justify-single-word="false"/>
      <style:text-properties fo:font-weight="normal" officeooo:rsid="00179f01" officeooo:paragraph-rsid="00179f01" style:font-weight-asian="normal" style:font-weight-complex="normal"/>
    </style:style>
    <style:style style:name="P61" style:family="paragraph" style:parent-style-name="Standard">
      <style:paragraph-properties fo:text-align="justify" style:justify-single-word="false"/>
      <style:text-properties fo:font-size="13pt" fo:font-style="normal" style:text-underline-style="none" fo:font-weight="bold" officeooo:rsid="001869d0" officeooo:paragraph-rsid="001869d0" style:font-size-asian="11.3500003814697pt" style:font-style-asian="normal" style:font-weight-asian="bold" style:font-size-complex="13pt" style:font-style-complex="normal" style:font-weight-complex="bold"/>
    </style:style>
    <style:style style:name="P62" style:family="paragraph" style:parent-style-name="Standard">
      <style:paragraph-properties fo:text-align="justify" style:justify-single-word="false"/>
      <style:text-properties fo:font-size="13pt" fo:font-style="normal" style:text-underline-style="none" fo:font-weight="bold" officeooo:rsid="0020d06a" officeooo:paragraph-rsid="0020d06a" style:font-size-asian="11.3500003814697pt" style:font-style-asian="normal" style:font-weight-asian="bold" style:font-size-complex="13pt" style:font-style-complex="normal" style:font-weight-complex="bold"/>
    </style:style>
    <style:style style:name="P63" style:family="paragraph" style:parent-style-name="Standard">
      <style:paragraph-properties fo:text-align="justify" style:justify-single-word="false">
        <style:tab-stops>
          <style:tab-stop style:position="10.425cm"/>
        </style:tab-stops>
      </style:paragraph-properties>
      <style:text-properties fo:font-size="13pt" fo:font-style="normal" style:text-underline-style="none" fo:font-weight="bold" officeooo:rsid="0020d7c8" officeooo:paragraph-rsid="0020d7c8" style:font-size-asian="11.3500003814697pt" style:font-style-asian="normal" style:font-weight-asian="bold" style:font-size-complex="13pt" style:font-style-complex="normal" style:font-weight-complex="bold"/>
    </style:style>
    <style:style style:name="P64" style:family="paragraph" style:parent-style-name="Standard">
      <style:paragraph-properties fo:text-align="justify" style:justify-single-word="false"/>
      <style:text-properties fo:font-size="13pt" fo:font-style="normal" style:text-underline-style="none" fo:font-weight="normal" officeooo:rsid="0020d06a" officeooo:paragraph-rsid="0020d06a" style:font-size-asian="11.3500003814697pt" style:font-style-asian="normal" style:font-weight-asian="normal" style:font-size-complex="13pt" style:font-style-complex="normal" style:font-weight-complex="normal"/>
    </style:style>
    <style:style style:name="T1" style:family="text">
      <style:text-properties fo:font-size="11pt" fo:font-style="normal" style:text-underline-style="none" fo:font-weight="bold" style:font-size-asian="9.60000038146973pt" style:font-style-asian="normal" style:font-weight-asian="bold" style:font-size-complex="11pt" style:font-style-complex="normal" style:font-weight-complex="bold"/>
    </style:style>
    <style:style style:name="T2" style:family="text">
      <style:text-properties fo:font-size="11pt" fo:font-style="normal" style:text-underline-style="none" fo:font-weight="bold" officeooo:rsid="000e8e04" style:font-size-asian="9.60000038146973pt" style:font-style-asian="normal" style:font-weight-asian="bold" style:font-size-complex="11pt" style:font-style-complex="normal" style:font-weight-complex="bold"/>
    </style:style>
    <style:style style:name="T3" style:family="text">
      <style:text-properties fo:font-size="11pt" fo:font-style="normal" style:text-underline-style="none" fo:font-weight="bold" officeooo:rsid="00100301" style:font-size-asian="9.60000038146973pt" style:font-style-asian="normal" style:font-weight-asian="bold" style:font-size-complex="11pt" style:font-style-complex="normal" style:font-weight-complex="bold"/>
    </style:style>
    <style:style style:name="T4" style:family="text">
      <style:text-properties fo:font-size="11pt" fo:font-style="normal" style:text-underline-style="none" fo:font-weight="bold" officeooo:rsid="001869d0" style:font-size-asian="9.60000038146973pt" style:font-style-asian="normal" style:font-weight-asian="bold" style:font-size-complex="11pt" style:font-style-complex="normal" style:font-weight-complex="bold"/>
    </style:style>
    <style:style style:name="T5" style:family="text">
      <style:text-properties fo:font-size="11pt" fo:font-style="normal" style:text-underline-style="none" style:font-size-asian="9.60000038146973pt" style:font-style-asian="normal" style:font-size-complex="11pt" style:font-style-complex="normal"/>
    </style:style>
    <style:style style:name="T6" style:family="text">
      <style:text-properties fo:font-size="11pt" fo:font-style="normal" style:text-underline-style="none" officeooo:rsid="0011b59b" style:font-size-asian="9.60000038146973pt" style:font-style-asian="normal" style:font-size-complex="11pt" style:font-style-complex="normal"/>
    </style:style>
    <style:style style:name="T7" style:family="text">
      <style:text-properties fo:font-size="11pt" fo:font-style="normal" style:text-underline-style="none" officeooo:rsid="0018134e" style:font-size-asian="9.60000038146973pt" style:font-style-asian="normal" style:font-size-complex="11pt" style:font-style-complex="normal"/>
    </style:style>
    <style:style style:name="T8" style:family="text">
      <style:text-properties fo:font-size="11pt" fo:font-style="normal" style:text-underline-style="none" officeooo:rsid="001869d0" style:font-size-asian="9.60000038146973pt" style:font-style-asian="normal" style:font-size-complex="11pt" style:font-style-complex="normal"/>
    </style:style>
    <style:style style:name="T9" style:family="text">
      <style:text-properties fo:font-size="11pt" fo:font-style="italic" style:text-underline-style="none" officeooo:rsid="0011b59b" style:font-size-asian="9.60000038146973pt" style:font-style-asian="italic" style:font-size-complex="11pt" style:font-style-complex="italic"/>
    </style:style>
    <style:style style:name="T10" style:family="text">
      <style:text-properties officeooo:rsid="000ccda1"/>
    </style:style>
    <style:style style:name="T11" style:family="text">
      <style:text-properties fo:font-weight="normal" style:font-weight-asian="normal" style:font-weight-complex="normal"/>
    </style:style>
    <style:style style:name="T12" style:family="text">
      <style:text-properties fo:font-weight="normal" officeooo:rsid="000e843b" style:font-weight-asian="normal" style:font-weight-complex="normal"/>
    </style:style>
    <style:style style:name="T13" style:family="text">
      <style:text-properties fo:font-weight="normal" officeooo:rsid="000e8e04" style:font-weight-asian="normal" style:font-weight-complex="normal"/>
    </style:style>
    <style:style style:name="T14" style:family="text">
      <style:text-properties fo:font-style="italic" style:text-underline-style="solid" style:text-underline-width="auto" style:text-underline-color="font-color" fo:font-weight="normal" officeooo:rsid="000e843b" style:font-style-asian="italic" style:font-weight-asian="normal" style:font-style-complex="italic" style:font-weight-complex="normal"/>
    </style:style>
    <style:style style:name="T15" style:family="text">
      <style:text-properties fo:font-style="italic" style:text-underline-style="none"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style:text-underline-style="solid" style:text-underline-width="auto" style:text-underline-color="font-color" style:font-style-asian="normal" style:font-style-complex="normal"/>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tyle="normal" style:text-underline-style="none" fo:font-weight="normal" officeooo:rsid="000e843b" style:font-style-asian="normal" style:font-weight-asian="normal" style:font-style-complex="normal" style:font-weight-complex="normal"/>
    </style:style>
    <style:style style:name="T20" style:family="text">
      <style:text-properties fo:font-style="normal" style:text-underline-style="none" fo:font-weight="normal" officeooo:rsid="000e8e04" style:font-style-asian="normal" style:font-weight-asian="normal" style:font-style-complex="normal" style:font-weight-complex="normal"/>
    </style:style>
    <style:style style:name="T21" style:family="text">
      <style:text-properties fo:font-style="normal" style:text-underline-style="none" style:font-style-asian="normal" style:font-style-complex="normal"/>
    </style:style>
    <style:style style:name="T22" style:family="text">
      <style:text-properties fo:font-style="normal" style:text-underline-style="none" officeooo:rsid="00100301" style:font-style-asian="normal" style:font-style-complex="normal"/>
    </style:style>
    <style:style style:name="T23" style:family="text">
      <style:text-properties fo:font-style="normal" style:text-underline-style="none" officeooo:rsid="001ad559" style:font-style-asian="normal" style:font-style-complex="normal"/>
    </style:style>
    <style:style style:name="T24" style:family="text">
      <style:text-properties fo:font-style="normal" style:text-underline-style="none" officeooo:rsid="001c5dc0" style:font-style-asian="normal" style:font-style-complex="normal"/>
    </style:style>
    <style:style style:name="T25" style:family="text">
      <style:text-properties fo:font-style="normal" style:text-underline-style="none" officeooo:rsid="001cd3f9" style:font-style-asian="normal" style:font-style-complex="normal"/>
    </style:style>
    <style:style style:name="T26" style:family="text">
      <style:text-properties fo:font-style="normal" style:text-underline-style="none" officeooo:rsid="001f1499" style:font-style-asian="normal" style:font-style-complex="normal"/>
    </style:style>
    <style:style style:name="T27" style:family="text">
      <style:text-properties fo:font-style="normal" style:text-underline-style="none" officeooo:rsid="0020d7c8" style:font-style-asian="normal" style:font-style-complex="normal"/>
    </style:style>
    <style:style style:name="T28" style:family="text">
      <style:text-properties fo:font-style="normal" style:text-underline-style="none" officeooo:rsid="002174e2" style:font-style-asian="normal" style:font-style-complex="normal"/>
    </style:style>
    <style:style style:name="T29" style:family="text">
      <style:text-properties fo:font-style="normal" style:text-underline-style="none" fo:font-weight="bold" style:font-style-asian="normal" style:font-weight-asian="bold" style:font-style-complex="normal" style:font-weight-complex="bold"/>
    </style:style>
    <style:style style:name="T30" style:family="text">
      <style:text-properties fo:font-style="normal" style:text-underline-style="none" fo:font-weight="bold" officeooo:rsid="00100301" style:font-style-asian="normal" style:font-weight-asian="bold" style:font-style-complex="normal" style:font-weight-complex="bold"/>
    </style:style>
    <text:list-style style:name="L1">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hapter 8:</text:p>
      <text:p text:style-name="P3">Main Memory</text:p>
      <text:p text:style-name="P6"/>
      <text:p text:style-name="P6">We already discussed that for better overall performance, multiprocessing is one of the keys. But multiprocessing involves having several process in memory, that means that we must share memory.</text:p>
      <text:p text:style-name="P1"/>
      <text:p text:style-name="P1">Background</text:p>
      <text:p text:style-name="P4">Memory is key to the operation of a computer system. It consists of a large array of bytes, each of whom has its own address. CPU searches for instructions depending on the Program Counter. Then it may search for another instruction or maybe for some operands.</text:p>
      <text:p text:style-name="P4">Firstly we will discuss several issues related to memory management: hardware, symbolic to <text:span text:style-name="T10">physical</text:span> memory and distinction from memory and physical <text:span text:style-name="T10">addresses.</text:span></text:p>
      <text:list xml:id="list4320821925346395842" text:style-name="L1">
        <text:list-item>
          <text:p text:style-name="P10">Basic Hardware.</text:p>
          <text:p text:style-name="P10"><text:span text:style-name="T11">CPU can only access directly its registers and main memory. In there must be instructions and </text:span><text:span text:style-name="T12">values for the CPU to operate with. If any required data is not there, it must be moved there so the CPU can operate with them. CPU access time to register is really normally 1 </text:span><text:span text:style-name="T19">cycle</text:span><text:span text:style-name="T12">. But access to main memory takes many cycles. Because registers are few in quantity and accessing </text:span><text:span text:style-name="T13">continuously</text:span><text:span text:style-name="T12"> to Main memory would take long, a fast memory is installed between Registers and MM, the </text:span><text:span text:style-name="T14">cache.</text:span><text:span text:style-name="T19"> Memory speed is not only our main concern. Correct operation is another problem to discuss. To ensure correct operation, OS must be protected from user access and, in multiprocessing systems, process must not be able to access others’ memory (if they are not sharing memory). This is implemented through some hardware mechanisms. Firstly, every process must have its own separate memory space. This protected space is normally <text:s/>defined by a base register (Program memory starts at b_register and finishes at b_register+limit. </text:span><text:span text:style-name="T20">Trying to access memory outside this interval will result in a trap to OS). OS, executing in kernel mode has unrestricted access to memory, being able to create, move and delete programs from memory when needed.</text:span></text:p>
        </text:list-item>
        <text:list-item>
          <text:p text:style-name="P11">Address Binding.</text:p>
          <text:p text:style-name="P22">A program resides in a disk as a binary file waiting to be executed. When that happens, it may be moved between main memory and the disk several times. Processes waiting to be carried to main memory wait in the input queue. Every time a process terminates, its memory space is declared available.</text:p>
          <text:p text:style-name="P22">Mostly every system allows a program to be stored in any part of the memory. Then, although for the process itself the first address will be 00000, in practice, the system knows that is 0000+ actual index of memory.</text:p>
          <text:p text:style-name="P42"><text:span text:style-name="T21">Addresses may be represented in several ways, but, inside the source program they are normally symbolic, and a compiler </text:span><text:span text:style-name="T29">binds </text:span><text:span text:style-name="T21">them to physical memory addresses. There are several steps in which binding can take place:</text:span></text:p>
          <text:list>
            <text:list-item>
              <text:p text:style-name="P50"><text:span text:style-name="T16">Compile time:</text:span><text:span text:style-name="T21"> If at this time you know where is the process going to be located in memory, then you can generate </text:span><text:span text:style-name="T29">absolute code.</text:span></text:p>
            </text:list-item>
            <text:list-item>
              <text:p text:style-name="P50"><text:span text:style-name="T16">Load time:</text:span><text:span text:style-name="T21"> </text:span><text:span text:style-name="T22">If we don’t know where is the process going to be located, we generate </text:span><text:span text:style-name="T30">relocatable code</text:span><text:span text:style-name="T22">. Here, address binding is delayed until load time.</text:span></text:p>
            </text:list-item>
            <text:list-item>
              <text:p text:style-name="P43"><text:span text:style-name="T17">Execution Time:</text:span><text:span text:style-name="T21"> If a process can be moved during execution, binding is delayed until run time and there must be special hardware that support this scheme.</text:span></text:p>
              <text:p text:style-name="P23"/>
            </text:list-item>
          </text:list>
        </text:list-item>
        <text:list-item>
          <text:p text:style-name="P9"><text:span text:style-name="T2">L</text:span><text:span text:style-name="T3">ogical vs. Physical address Space.</text:span></text:p>
          <text:p text:style-name="P58"><text:span text:style-name="T5">CPU generated memory addresses are called </text:span><text:span text:style-name="T1">logical addresses</text:span><text:span text:style-name="T5">, while address by the memory unit is called </text:span><text:span text:style-name="T1">physical address. </text:span><text:span text:style-name="T6">Compile-time and load-time system generate same logical and physical addresses. But execution time scheme does not. We refer to logical address as </text:span><text:span text:style-name="T9">virtual address.</text:span><text:span text:style-name="T6"> </text:span></text:p>
          <text:p text:style-name="P24">Each type has its own address space (logical address space, physical address space)-</text:p>
          <text:p text:style-name="P59"><text:span text:style-name="T5">Address mapping (logical to physical) is performed by the </text:span><text:span text:style-name="T1">memory management unit.</text:span></text:p>
          <text:p text:style-name="P59"><text:span text:style-name="T5">There are several methods for this. The simplest is the one that we already spoke about: We store the initial address of the program in a </text:span><text:span text:style-name="T1">allocation register </text:span><text:span text:style-name="T5">and from there we sum its value to the CPUs virtual addresses.</text:span></text:p>
        </text:list-item>
        <text:list-item>
          <text:p text:style-name="P12">Dynamic Loading.</text:p>
          <text:p text:style-name="P25"><text:soft-page-break/>To optimize memory usage, we can use dynamic Loading. This is a technique in which not all the program is stored on memory, but only the main routine. If it needs to call another routine, this will be in a relocatable form and will be charged into the memory and executed.</text:p>
          <text:p text:style-name="P25">This, although it may make programs bigger, can lead to main memory optimization. It is used with rarely called routines, such as error routines.</text:p>
        </text:list-item>
        <text:list-item>
          <text:p text:style-name="P12">Dynamic Linking and Shared Libraries.</text:p>
          <text:p text:style-name="P26">Dynamic Linked system Libraries (DLLs) are linked to user programs when they are run.</text:p>
          <text:p text:style-name="P60"><text:span text:style-name="T5">In systems that only support </text:span><text:span text:style-name="T1">static linking</text:span><text:span text:style-name="T5">, system libraries are treated as every other object and are loaded into each program’s binary file.</text:span></text:p>
          <text:p text:style-name="P60"><text:span text:style-name="T5">With </text:span><text:span text:style-name="T1">dynamic linking</text:span><text:span text:style-name="T5">, however, linking is postponed until execution time. Normally used with system libraries, without this every program would have a copy of the system’s libraries that it uses.</text:span></text:p>
          <text:p text:style-name="P60"><text:span text:style-name="T5">A </text:span><text:span text:style-name="T1">stub </text:span><text:span text:style-name="T5">is included in the compiled program for each library needed. When the program needs to execute that library, it checks if it is already loaded into memory to run it. If it is not, then the program loads the library into the memory. Either way the stub replaces itself with the </text:span><text:span text:style-name="T8">address</text:span><text:span text:style-name="T5"> of the mentioned library and executes the routine.</text:span></text:p>
          <text:p text:style-name="P60"><text:span text:style-name="T5">This can be really useful </text:span><text:span text:style-name="T7">as well for library updates. This way, if there is an update and the shared library is changed, all the programs use the new one. Otherwise every single program using it would need to be relinked. Each program and library carries version information. So a program can distinguish what library to use in case more than one version of the same</text:span><text:span text:style-name="T8"> library</text:span><text:span text:style-name="T7"> is loaded. </text:span><text:span text:style-name="T8">Minor changes would not change a libraries version number, mayor changes would, in contrast, advance in version number. This is called </text:span><text:span text:style-name="T4">shared libraries. </text:span></text:p>
          <text:p text:style-name="P27">In contrast with dynamic loading, dynamic linking and shared libraries do need some extra help from the operating system.</text:p>
        </text:list-item>
      </text:list>
      <text:p text:style-name="P28"/>
      <text:p text:style-name="P61">Swapping</text:p>
      <text:p text:style-name="P5"><text:span text:style-name="T21">A process needs to be in memory to be executed, and finished processes need to be removed from memory to allow other new ones to be executed. This </text:span><text:span text:style-name="T29">swapping </text:span><text:span text:style-name="T21"><text:s/>is important for OS.</text:span></text:p>
      <text:p text:style-name="P28"/>
      <text:list xml:id="list5679729034561668364" text:style-name="L2">
        <text:list-item>
          <text:p text:style-name="P13">Standard Swapping:</text:p>
          <text:p text:style-name="P29">This process takes processes takes processes from memory to backing drives (disks) and vice versa.</text:p>
          <text:p text:style-name="P44"><text:span text:style-name="T21">Processes waiting in backing drives to be served wait in ready queues. Whenever the CPU scheduler decides, it calls a </text:span><text:span text:style-name="T17">dispatcher</text:span><text:span text:style-name="T21">. </text:span><text:span text:style-name="T23">The dispatcher then checks if there is any free space to fit the process in the main memory. If there is not, then it interrupts the execution of a process and removes it from the memory, swapping it for the entering process.</text:span></text:p>
          <text:p text:style-name="P30">This technique, although, inquires in a heavy overhead because of drive transferring time. Also, another problem raises if a program in memory is waiting for I/O and is swapped. When the I/O resolves, it may modify an address that is contains another program. We can solve this by either not swapping I/O pending processes or performing I/O into OS buffers.</text:p>
          <text:p text:style-name="P45"><text:span text:style-name="T21">The second one means </text:span><text:span text:style-name="T29">double buffering </text:span><text:span text:style-name="T21">(switching from io to OS and from OS to process), which adds overhead.</text:span></text:p>
          <text:p text:style-name="P30">Nowadays standard swapping is not used by OS. However, modified versions (such as swapping only when unused memory is below a threshold) are used in every OS.</text:p>
          <text:p text:style-name="P30"/>
        </text:list-item>
        <text:list-item>
          <text:p text:style-name="P14">Swapping on mobile devices:</text:p>
          <text:p text:style-name="P46"><text:span text:style-name="T21">Although PCs OS support some version of swapping, due to space restrictions, mobile devices don’t support it. However, in iOS, when the available memory falls below a threshold, the OS </text:span><text:span text:style-name="T15">“asks” </text:span><text:span text:style-name="T21">applications to voluntarily give their allocated memory. <text:s/>Read-Only-Data is removed and later restored from flash storage. No crucial data is deleted (like stacks and heaps).</text:span></text:p>
          <text:p text:style-name="P31">Android’s approach when there is a lack of memory is terminating the process. However, before doing that, it saves the process-state to the flash memory so it can be restored.</text:p>
          <text:p text:style-name="P31">Because of this restrictions, mobile memory allocation is of upmost importance.</text:p>
        </text:list-item>
      </text:list>
      <text:p text:style-name="P32"/>
      <text:p text:style-name="P2"><text:span text:style-name="T21">Contiguo</text:span><text:span text:style-name="T24">u</text:span><text:span text:style-name="T21">s Memory Allocation</text:span></text:p>
      <text:p text:style-name="P33">User processes are stored along with the Operating system in the main memory. Because of that, we must</text:p>
      <text:p text:style-name="P33"><text:s/>allocate it in the most efficient way possible. Normally OS lays in the beginning or end of the main memory.</text:p>
      <text:p text:style-name="P33">Using contiguous memory allocation, each process is stored in a memory section that is contiguous to the next process. </text:p>
      <text:list xml:id="list1022062717191505399" text:style-name="L3">
        <text:list-item>
          <text:p text:style-name="P15"><text:soft-page-break/>Memory Protection</text:p>
          <text:p text:style-name="P47"><text:span text:style-name="T21">We must prevent a process to access memory it does not own. This is done, as discussed before, with the use of a relocation register (logical to phyisicall) plus a limit register. </text:span><text:span text:style-name="T25">First with CPU logical addresses and the limit register, we ensure that the process is not accessing prohibited memory. Then we translate the, now correct, logical address to physical address with a relocation register.</text:span></text:p>
          <text:p text:style-name="P48"><text:span text:style-name="T21">Relocation registers provide the OS with flexible size. So if some characteristics of the OS are not currently being used, it can diminish its size and leave more room for processes. This code that comes and goes is </text:span><text:span text:style-name="T29">transient </text:span><text:span text:style-name="T21">code.</text:span></text:p>
          <text:p text:style-name="P34"/>
        </text:list-item>
        <text:list-item>
          <text:p text:style-name="P16">Memory Allocation.</text:p>
          <text:p text:style-name="P35">Now we are ready to face the challenge of memory allocation.</text:p>
          <text:p text:style-name="P49"><text:span text:style-name="T21">Some systems make use of </text:span><text:span text:style-name="T29">fixed sized partitions </text:span><text:span text:style-name="T21"><text:s/>in which they allocate processes. When they terminate those partitions become free. When a partition is free, a process from the input queue is selected to run in that partition. This system is not used anymore.</text:span></text:p>
          <text:p text:style-name="P49"><text:span text:style-name="T21">In </text:span><text:span text:style-name="T29">variable-partition </text:span><text:span text:style-name="T21">systems, OS keeps a table indicating which parts of memory are free to allocate. At the beginning all of them are free and start to fill. When a program terminates, it leaves a </text:span><text:span text:style-name="T29">hole </text:span><text:span text:style-name="T21"><text:s/>of variable size. When this happens, a new process fitting the hole is taken from the input queue (that can be FCFS, round robin, etc) and allocated. If there are places but the next program is too big for any of them, then the OS can jump to other waiting processes to see if they fit.</text:span></text:p>
          <text:p text:style-name="P49"><text:span text:style-name="T21">This process is an instance of the </text:span><text:span text:style-name="T29">dynamic storage-allocation problem</text:span><text:span text:style-name="T21">. Three solutions can satisfy this problem:</text:span></text:p>
          <text:list>
            <text:list-item>
              <text:p text:style-name="P51"><text:span text:style-name="T16">First Bit:</text:span><text:span text:style-name="T21"> Allocates the first hole that is big enough. It can either start from the beginning or from the end.</text:span></text:p>
            </text:list-item>
            <text:list-item>
              <text:p text:style-name="P51"><text:span text:style-name="T16">Best Fit:</text:span><text:span text:style-name="T21"> Allocate the smallest whole that is big enough. We must search the entire list, unless it is ordered by size.</text:span></text:p>
            </text:list-item>
            <text:list-item>
              <text:p text:style-name="P51"><text:span text:style-name="T16">Worst Fit:</text:span><text:span text:style-name="T21"> Allocate the largest hole, that, when terminated, will produce the largest leftover hole. WE must search the whole list.</text:span></text:p>
            </text:list-item>
          </text:list>
          <text:p text:style-name="P35">It has been proven that both first and best fit are better than worst fit in terms of time and storage utilization. Both of them are equal compared in terms of storage, but first fit is usually faster.</text:p>
          <text:p text:style-name="P35"/>
        </text:list-item>
        <text:list-item>
          <text:p text:style-name="P17">Fragmentation.</text:p>
          <text:p text:style-name="P51"><text:span text:style-name="T21">Both first and best fit suffer from </text:span><text:span text:style-name="T29">external fragmentation</text:span><text:span text:style-name="T21">, that is, during the continuous execution of a OS, free memory is broken into little pieces. When there is enough space to fit the next process but it is divided across the memory, the memory is </text:span><text:span text:style-name="T26">fragmented.</text:span></text:p>
          <text:p text:style-name="P52"><text:span text:style-name="T21">Statistical information shows that, for first bit approach, even with some optimization, given N allocated blocks of memory, other 0.5 N blocks will be lost to fragmentation (1/3 of the total). This is called the </text:span><text:span text:style-name="T29">50-percent-rule.</text:span></text:p>
          <text:p text:style-name="P57"><text:span text:style-name="T21">Internal fragmentation </text:span><text:span text:style-name="T18">takes part inside of a partition.</text:span></text:p>
          <text:p text:style-name="P57"><text:span text:style-name="T18">One solution to external fragmentation is </text:span><text:span text:style-name="T21">compaction. </text:span><text:span text:style-name="T18">It means shuffling memory contents so as to place all free memory together in one large block. However this can only be one if relocation is dynamic and is done at execution time. Another solution to external fragmentation is to allow process logical address space to be non-contiguous. Thus, allocating a process wherever it exists space.</text:span></text:p>
        </text:list-item>
      </text:list>
      <text:p text:style-name="P62"/>
      <text:p text:style-name="P62">Segmentation.</text:p>
      <text:p text:style-name="P7"><text:span text:style-name="T21">This approach to memory management keeps the users perspective of memory </text:span><text:span text:style-name="T27">(contiguous and easy) </text:span><text:span text:style-name="T21">the same, but gives more freedom than contiguous memory.</text:span></text:p>
      <text:list xml:id="list7953666349224377157" text:style-name="L4">
        <text:list-item>
          <text:p text:style-name="P18">Basic Method</text:p>
          <text:p text:style-name="P36">Each segment has a name and a length, the addresses specify not only the segment name but the offset within the segment. Segments are normally referred with numbers, not names. Then, a logical address would consist of: &lt;segment number, offset&gt;</text:p>
          <text:p text:style-name="P36">Libraries linked in compile time may be assigned separate segments.</text:p>
        </text:list-item>
        <text:list-item>
          <text:p text:style-name="P19">Segmentation Hardware</text:p>
          <text:p text:style-name="P36">Although we can now see memory as 2D, it still is a linear collection. Therefore we need a way to map logical addresses to physical ones.</text:p>
          <text:p text:style-name="P53"><text:soft-page-break/><text:span text:style-name="T21">This is done through the use of a </text:span><text:span text:style-name="T29">segment table</text:span><text:span text:style-name="T21">. In it each entry has a segment base (start of the segment) and a segment limit (length of the segment). Now, with this table we can access memory with a 2-uple. If the offset is not in the segment boundaries, we trap it.</text:span></text:p>
          <text:p text:style-name="P37"/>
        </text:list-item>
      </text:list>
      <text:p text:style-name="P63">Paging</text:p>
      <text:p text:style-name="P8"><text:span text:style-name="T21">Paging is a memory-management scheme that allows a process space to be non-contiguous. It avoids external fragmentation and the need for compaction (something that segmentation didn’t offer). </text:span><text:span text:style-name="T28">It also solves the problem of getting chunks of data of different size in the backing drive.</text:span></text:p>
      <text:p text:style-name="P39"/>
      <text:list xml:id="list7462104129387380758" text:style-name="L5">
        <text:list-item>
          <text:p text:style-name="P20">Basic Method</text:p>
          <text:p text:style-name="P54"><text:span text:style-name="T21">The base of this method consists of breaking physical memory into fixed-size blocks called </text:span><text:span text:style-name="T29">frames</text:span><text:span text:style-name="T21"> and logical memory into blocks of the same size called </text:span><text:span text:style-name="T29">pages.</text:span></text:p>
          <text:p text:style-name="P40">When a process is to be executed, it’s data is loaded into any available memory frames or clusters of memory frames.</text:p>
          <text:p text:style-name="P40">Every address generated by the CPU is divided into 2 parts: a page number and a page offset. Page table contains the base address for every page in physical memory. Indexing the page number we obtain the address of the frame. We then use the offset to locate the memory space we want to fetch.</text:p>
          <text:p text:style-name="P41">With paging, external fragmentation disappears, as we can allocate any free frame to any process that needs it. However, there can be some internal fragmentation related to the size of the pages. Therefore, an important thing to take into consideration is the page size.</text:p>
          <text:p text:style-name="P41">An important part of Paging is that users still see memory as contiguous and their programs as unities inside memory. But in practice programs are spread through the memory.</text:p>
        </text:list-item>
        <text:list-item>
          <text:p text:style-name="P21">Hardware Support</text:p>
          <text:p text:style-name="P55"><text:span text:style-name="T21">Each OS implements Paging in different ways, but it needs also of some specific hardware to use. That hardware implementation can be done in several ways. In the simplest case, the </text:span><text:span text:style-name="T29">page table</text:span><text:span text:style-name="T21"> is implemented with a set of high speed registers. This implementation is only valid if the table is small, but in modern days computers it is not.</text:span></text:p>
          <text:p text:style-name="P55"><text:span text:style-name="T21">For this reason, these computers can not use registers. They, instead use a </text:span><text:span text:style-name="T29">page-table base register (PTBR)</text:span><text:span text:style-name="T21">, that points to the table, which is stored in memory. This reduces context switch times.</text:span></text:p>
          <text:p text:style-name="P41">The problem of this approach is that the time required to access a memory location is slowed by a factor of two, because we are accessing 2 tables!.</text:p>
          <text:p text:style-name="P56"><text:span text:style-name="T21">The solution to this problem is to use a special, small, fast lookup cache called </text:span><text:span text:style-name="T29">translation look-aside buffer (TLB)</text:span><text:span text:style-name="T21">. Each entry in thr TLB consists of a tag or key and a value.</text:span></text:p>
          <text:p text:style-name="P40"/>
        </text:list-item>
      </text:list>
      <text:p text:style-name="P38"/>
      <text:p text:style-name="P64"/>
      <text:list xml:id="list92428881107536" text:continue-list="list1022062717191505399" text:style-name="L3">
        <text:list-header>
          <text:p text:style-name="P35"/>
        </text:list-header>
      </text:list>
      <text:list xml:id="list92427309364145" text:continue-list="list5679729034561668364" text:style-name="L2">
        <text:list-header>
          <text:p text:style-name="P14"/>
        </text:list-header>
      </text:list>
      <text:list xml:id="list92428460213200" text:continue-list="list4320821925346395842" text:style-name="L1">
        <text:list-header>
          <text:p text:style-name="P25"/>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2T12:48:02.580948352</meta:creation-date>
    <meta:generator>LibreOffice/5.1.6.2$Linux_X86_64 LibreOffice_project/10m0$Build-2</meta:generator>
    <dc:date>2018-01-22T20:36:43.715682658</dc:date>
    <meta:editing-duration>PT39M10S</meta:editing-duration>
    <meta:editing-cycles>4</meta:editing-cycles>
    <meta:document-statistic meta:table-count="0" meta:image-count="0" meta:object-count="0" meta:page-count="4" meta:paragraph-count="84" meta:word-count="2410" meta:character-count="14205" meta:non-whitespace-character-count="11874"/>
  </office:meta>
</office:document-meta>
</file>